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History of the so called “Arab/Israeli” conflict. </text:p>
      <text:p text:style-name="P1"/>
      <text:p text:style-name="P1">A different aspect of Arab-Jewish relations during these early years concerns the interaction between Zionists and Arabs outside Palestine. As late as 1913, only a small minority of Arab nationalists were opposed to Zionism or held the opinion that it threatened the Arab renaissance.50</text:p>
      <text:p text:style-name="P1"/>
      <text:p text:style-name="P1">Tessler, Mark. A History of the Israeli-Palestinian Conflict (p. 262). Indiana University Press. Kindle Edition. </text:p>
      <text:p text:style-name="P1"/>
      <text:p text:style-name="P1">A billion kalaidoscope views of the whole issue. All beleiving God/Satan/Logic/Reason etc is on their side. And of course prepared to back it up with extreme violence. </text:p>
      <text:p text:style-name="P1">Most people it would seem are pro Arab and anti Jew. Free Palestine is the cry. Massive demonstrations all over the world. The entire “left” is pro Arab. And therefore pro Islam. Surely by default to support the Arab cause is to support Hamas? </text:p>
      <text:p text:style-name="P1">I think it was Piers-Morgan who I first heard use the term “whataboutery”. What was Israel to do after Oct 7<text:span text:style-name="T1">th</text:span>? How come the security was so weak and did not even detect the invasion? Over 1200 unarmed civilians slaughtered. Maybe the festival organisers were mad to hold their Nova festival so close to the Gaza? If Israel is being held guilty of “genocide” then why not Hamas? </text:p>
      <text:p text:style-name="P1">But then it goes back beyond the oct 7 massacre. All the way back to 1948. And then of course way back to BC! Who has the right to the land? Apparently Jerusalem does not appear in the Kor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05T08:38:40.87</meta:creation-date>
    <dc:date>2025-06-05T09:01:30.49</dc:date>
    <meta:editing-duration>PT22M51S</meta:editing-duration>
    <meta:editing-cycles>2</meta:editing-cycles>
    <meta:generator>OpenOffice/4.1.15$Win32 OpenOffice.org_project/4115m2$Build-9813</meta:generator>
    <meta:document-statistic meta:table-count="0" meta:image-count="0" meta:object-count="0" meta:page-count="1" meta:paragraph-count="7" meta:word-count="245" meta:character-count="1434"/>
  </office:meta>
</office:document-meta>
</file>